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/>
      <style:text-properties style:font-name="Liberation Serif" fo:font-size="24pt" fo:font-weight="bold" officeooo:rsid="001beeae" officeooo:paragraph-rsid="001beeae" style:font-size-asian="24pt" style:font-weight-asian="bold" style:font-size-complex="24pt" style:font-weight-complex="bold"/>
    </style:style>
    <style:style style:name="P2" style:family="paragraph" style:parent-style-name="Standard">
      <style:paragraph-properties fo:margin-top="0.101cm" fo:margin-bottom="0.101cm" style:contextual-spacing="false" fo:line-height="115%"/>
      <style:text-properties style:font-name="Liberation Serif" fo:font-size="12pt" officeooo:rsid="001c8588" officeooo:paragraph-rsid="001c8588" style:font-size-asian="12pt" style:font-size-complex="12pt"/>
    </style:style>
    <style:style style:name="P3" style:family="paragraph" style:parent-style-name="Standard">
      <style:paragraph-properties fo:margin-top="0.201cm" fo:margin-bottom="0.201cm" style:contextual-spacing="false" fo:line-height="115%"/>
      <style:text-properties style:font-name="Liberation Serif" fo:font-size="12pt" officeooo:rsid="001beeae" officeooo:paragraph-rsid="001beeae" style:font-size-asian="12pt" style:font-size-complex="12pt"/>
    </style:style>
    <style:style style:name="P4" style:family="paragraph" style:parent-style-name="Standard">
      <style:paragraph-properties fo:line-height="115%"/>
      <style:text-properties fo:font-variant="normal" fo:text-transform="none" fo:color="#0a0a0a" loext:opacity="100%" style:font-name="Liberation Serif" fo:font-size="12pt" fo:letter-spacing="normal" fo:font-style="normal" fo:font-weight="normal" officeooo:rsid="001c8588" officeooo:paragraph-rsid="001c8588" style:font-size-asian="12pt" style:font-size-complex="12pt"/>
    </style:style>
    <style:style style:name="P5" style:family="paragraph" style:parent-style-name="Standard">
      <style:paragraph-properties fo:margin-left="0cm" fo:margin-right="0cm" fo:margin-top="0.201cm" fo:margin-bottom="0.455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6" style:family="paragraph" style:parent-style-name="Standard">
      <style:paragraph-properties fo:line-height="115%"/>
      <style:text-properties fo:font-variant="normal" fo:text-transform="none" fo:color="#0a0a0a" loext:opacity="100%" style:font-name="Liberation Serif" fo:font-size="15pt" fo:letter-spacing="normal" fo:font-style="normal" fo:font-weight="bold" officeooo:rsid="001c8588" officeooo:paragraph-rsid="001c8588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cm" fo:margin-right="0cm" fo:line-height="115%" fo:text-indent="0cm" style:auto-text-indent="false"/>
    </style:style>
    <style:style style:name="P8" style:family="paragraph" style:parent-style-name="Standard" style:list-style-name="L1">
      <style:paragraph-properties fo:margin-top="0.101cm" fo:margin-bottom="0.101cm" style:contextual-spacing="false" fo:line-height="115%"/>
      <style:text-properties style:font-name="Liberation Serif" fo:font-size="12pt" officeooo:rsid="001c8588" officeooo:paragraph-rsid="001c8588" style:font-size-asian="12pt" style:font-size-complex="12pt"/>
    </style:style>
    <style:style style:name="P9" style:family="paragraph" style:parent-style-name="Text_20_body" style:list-style-name="L2">
      <style:paragraph-properties fo:margin-top="0cm" fo:margin-bottom="0.254cm" style:contextual-spacing="false" fo:line-height="115%" fo:orphans="2" fo:widows="2" fo:padding="0cm" fo:border="none"/>
    </style:style>
    <style:style style:name="P10" style:family="paragraph" style:parent-style-name="Text_20_body">
      <style:paragraph-properties fo:margin-left="0cm" fo:margin-right="0cm" fo:line-height="115%" fo:text-indent="0cm" style:auto-text-indent="false"/>
      <style:text-properties officeooo:paragraph-rsid="001ffd44"/>
    </style:style>
    <style:style style:name="T1" style:family="text">
      <style:text-properties fo:font-variant="normal" fo:text-transform="none" fo:color="#0a0a0a" loext:opacity="100%" style:font-name="Google Sans" fo:font-size="9.60000038146973pt" fo:letter-spacing="normal" fo:font-style="normal" fo:font-weight="normal" officeooo:rsid="001c8588" style:font-size-asian="12pt" style:font-size-complex="12pt"/>
    </style:style>
    <style:style style:name="T2" style:family="text">
      <style:text-properties fo:font-variant="normal" fo:text-transform="none" fo:color="#0a0a0a" loext:opacity="100%" style:font-name="Google Sans" fo:font-size="9.60000038146973pt" fo:letter-spacing="normal" fo:font-style="normal" fo:font-weight="bold" officeooo:rsid="001c8588" style:font-size-asian="12pt" style:font-size-complex="12pt"/>
    </style:style>
    <style:style style:name="T3" style:family="text">
      <style:text-properties fo:font-variant="normal" fo:text-transform="none" fo:color="#0a0a0a" loext:opacity="100%" style:font-name="Liberation Serif" fo:font-size="12pt" fo:letter-spacing="normal" fo:font-style="normal" fo:font-weight="bold" style:font-size-asian="12pt" style:font-size-complex="12pt"/>
    </style:style>
    <style:style style:name="T4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1e4ef5" style:font-size-asian="12pt" style:font-size-complex="12pt"/>
    </style:style>
    <style:style style:name="T5" style:family="text"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a0a0a" loext:opacity="100%" style:font-name="Liberation Serif" fo:font-size="12pt" fo:letter-spacing="normal" fo:font-style="italic" fo:font-weight="normal" style:font-size-asian="12pt" style:font-size-complex="12pt"/>
    </style:style>
    <style:style style:name="T7" style:family="text">
      <style:text-properties fo:font-variant="normal" fo:text-transform="none" fo:color="#0a0a0a" loext:opacity="100%" style:font-name="Liberation Serif" fo:font-size="12pt" fo:letter-spacing="normal" fo:font-style="italic" fo:font-weight="normal" officeooo:rsid="0022a01a" style:font-size-asian="12pt" style:font-size-complex="12pt"/>
    </style:style>
    <style:style style:name="T8" style:family="text">
      <style:text-properties fo:font-variant="normal" fo:text-transform="none" fo:color="#0a0a0a" loext:opacity="100%" fo:letter-spacing="normal" fo:font-style="normal" fo:font-weight="normal"/>
    </style:style>
    <style:style style:name="T9" style:family="text">
      <style:text-properties style:font-name="Liberation Serif" fo:font-size="12pt" officeooo:rsid="001c8588" style:font-size-asian="12pt" style:font-size-complex="12pt"/>
    </style:style>
    <style:style style:name="T10" style:family="text">
      <style:text-properties style:font-name="Liberation Serif" fo:font-size="12pt" officeooo:rsid="001ffd44" style:font-size-asian="12pt" style:font-size-complex="12pt"/>
    </style:style>
    <style:style style:name="T11" style:family="text">
      <style:text-properties style:font-name="Liberation Serif" fo:font-size="12pt" officeooo:rsid="00238add" style:font-size-asian="12pt" style:font-size-complex="12pt"/>
    </style:style>
    <style:style style:name="T12" style:family="text">
      <style:text-properties style:font-name="Liberation Serif" fo:font-size="12pt" officeooo:rsid="00255f4b" style:font-size-asian="12pt" style:font-size-complex="12pt"/>
    </style:style>
    <style:style style:name="T13" style:family="text">
      <style:text-properties fo:font-size="15pt" fo:font-weight="bold" officeooo:rsid="001ffd44" style:font-size-asian="15pt" style:font-weight-asian="bold" style:font-size-complex="15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.2 Establecimiento de los objetivos del programa de auditoría</text:p>
      <text:p text:style-name="P3"><text:span text:style-name="T8">El cliente de la auditoría debe asegurar que los objetivos del programa sean claros y sirvan para evaluar la salud real del sistema de inocuidad.</text:span> </text:p>
      <text:p text:style-name="P2">Estos objetivos pueden basarse en:</text:p>
      <text:list text:style-name="L1">
        <text:list-item>
          <text:p text:style-name="P8">Las necesidades y expectativas de las partes interesadas.</text:p>
        </text:list-item>
        <text:list-item>
          <text:p text:style-name="P8">Las características de los procesos, productos y servicios.</text:p>
        </text:list-item>
        <text:list-item>
          <text:p text:style-name="P8">Los requisitos del sistema de gestión.</text:p>
        </text:list-item>
        <text:list-item>
          <text:p text:style-name="P8">La necesidad de evaluar proveedores externos.</text:p>
        </text:list-item>
        <text:list-item>
          <text:p text:style-name="P8">El nivel de madurez del sistema.</text:p>
        </text:list-item>
        <text:list-item>
          <text:p text:style-name="P8">Los riesgos y oportunidades identificados por el auditado.</text:p>
        </text:list-item>
        <text:list-item>
          <text:p text:style-name="P8">Los resultados de auditorías previas.</text:p>
        </text:list-item>
      </text:list>
      <text:p text:style-name="P4"/>
      <text:p text:style-name="P6">Ejemplos prácticos</text:p>
      <text:p text:style-name="P5">Para que tus alumnos lo entiendan, compárales objetivos genéricos frente a objetivos específicos para inocuidad:</text:p>
      <text:list text:style-name="L2">
        <text:list-item>
          <text:p text:style-name="P9"><text:span text:style-name="Strong_20_Emphasis"><text:span text:style-name="T3">Objetivo </text:span></text:span><text:span text:style-name="Strong_20_Emphasis"><text:span text:style-name="T4">genérico</text:span></text:span><text:span text:style-name="Strong_20_Emphasis"><text:span text:style-name="T3">: </text:span></text:span><text:span text:style-name="T5">"Hacer la auditoría interna anual según ISO 22000". (Es muy vago).</text:span></text:p>
        </text:list-item>
        <text:list-item>
          <text:p text:style-name="P9"><text:span text:style-name="Strong_20_Emphasis"><text:span text:style-name="T3">Objetivos </text:span></text:span><text:span text:style-name="Strong_20_Emphasis"><text:span text:style-name="T4">específico</text:span></text:span><text:span text:style-name="Strong_20_Emphasis"><text:span text:style-name="T3">:</text:span></text:span></text:p>
          <text:list>
            <text:list-item>
              <text:p text:style-name="P9"><text:span text:style-name="Emphasis"><text:span text:style-name="T6">"Evaluar la eficacia del Plan APPCC en la nueva línea de envasado aséptico".</text:span></text:span></text:p>
            </text:list-item>
            <text:list-item>
              <text:p text:style-name="P9"><text:span text:style-name="Emphasis"><text:span text:style-name="T6">"Verificar que el personal del turno de noche aplica los mismos estándares de higiene que el turno de mañana".</text:span></text:span></text:p>
            </text:list-item>
            <text:list-item>
              <text:p text:style-name="P9"><text:span text:style-name="Emphasis"><text:span text:style-name="T6">"Comprobar la capacidad del sistema para retirar producto del mercado (simulacro de recall) en menos de 4 horas".</text:span></text:span></text:p>
            </text:list-item>
            <text:list-item>
              <text:p text:style-name="P9"><text:span text:style-name="Emphasis"><text:span text:style-name="T6">"Evaluar la madurez de la </text:span></text:span><text:span text:style-name="Emphasis"><text:span text:style-name="T7">c</text:span></text:span><text:span text:style-name="Emphasis"><text:span text:style-name="T6">ultura de </text:span></text:span><text:span text:style-name="Emphasis"><text:span text:style-name="T7">i</text:span></text:span><text:span text:style-name="Emphasis"><text:span text:style-name="T6">nocuidad </text:span></text:span><text:span text:style-name="Emphasis"><text:span text:style-name="T7">a</text:span></text:span><text:span text:style-name="Emphasis"><text:span text:style-name="T6">limentaria tras las capacitaciones del primer semestre".</text:span></text:span></text:p>
            </text:list-item>
          </text:list>
        </text:list-item>
      </text:list>
      <text:p text:style-name="P7"><text:line-break/><text:span text:style-name="T13">Objetivos SMART</text:span></text:p>
      <text:p text:style-name="P10"><text:span text:style-name="T9">Los objetivos </text:span><text:span text:style-name="Strong_20_Emphasis"><text:span text:style-name="T9">SMART </text:span></text:span><text:span text:style-name="T9">son la herramienta perfecta para aterrizar el </text:span><text:span text:style-name="T10">apartado</text:span><text:span text:style-name="T9"> </text:span><text:span text:style-name="Strong_20_Emphasis"><text:span text:style-name="T9">5.2</text:span></text:span><text:span text:style-name="T9">. Aunque la norma ISO 19011 no utiliza explícitamente el acrónimo "SMART", su filosofía exige que los objetivos sean claros y evaluables, lo cual encaja perfectamente con esta metodología. </text:span></text:p>
      <text:p text:style-name="P10"><text:span text:style-name="Strong_20_Emphasis"><text:span text:style-name="T11">Ejemplo de o</text:span></text:span><text:span text:style-name="Strong_20_Emphasis"><text:span text:style-name="T9">bjetivo SMART: </text:span></text:span><text:span text:style-name="T9">"Auditar la seguridad alimentaria de los </text:span><text:span text:style-name="Strong_20_Emphasis"><text:span text:style-name="T9">3 proveedores clave </text:span></text:span><text:span text:style-name="T9">de carne cruda (S) mediante visitas presenciales (A), evaluando el 100% de sus certificados de laboratorio (M) para asegurar el cumplimiento del estándar ISO 22000 </text:span><text:span text:style-name="T12">(R)</text:span><text:span text:style-name="T9"> </text:span><text:span text:style-name="Strong_20_Emphasis"><text:span text:style-name="T9">antes de que finalice el segundo trimestre de 2026 </text:span></text:span><text:span text:style-name="T9">(T)".</text:span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6T18:05:00.086000000</meta:creation-date>
    <dc:date>2026-01-27T09:28:02.372000000</dc:date>
    <meta:editing-duration>PT1H6M31S</meta:editing-duration>
    <meta:editing-cycles>8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21" meta:word-count="287" meta:character-count="1816" meta:non-whitespace-character-count="1559"/>
  </office:meta>
</office:document-meta>
</file>